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739cm"/>
    </style:style>
    <style:style style:name="co8" style:family="table-column">
      <style:table-column-properties fo:break-before="auto" style:column-width="1.422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2.4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d5d5d5" fo:background-color="#ececec" fo:border-left="0.06pt solid #d5d5d5" fo:border-right="0.99pt solid #d5d5d5" fo:border-top="0.06pt solid #d5d5d5"/>
      <style:text-properties fo:color="#434343" style:text-outline="false" style:text-line-through-style="none" style:text-line-through-typ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d5d5d5" fo:border-left="0.06pt solid #d5d5d5" fo:border-right="0.99pt solid #d5d5d5" fo:border-top="0.06pt solid #d5d5d5"/>
      <style:text-properties style:use-window-font-color="true" style:text-outline="false" style:text-line-through-style="none" style:text-line-through-type="none" style:text-position="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Liberation Serif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style:text-position="" style:font-name="Liberation Serif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06pt solid #d5d5d5" fo:background-color="#ececec" fo:border-left="0.06pt solid #d5d5d5" fo:border-right="0.99pt solid #d5d5d5" fo:border-top="0.06pt solid #d5d5d5"/>
      <style:text-properties fo:color="#434343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d5d5d5" fo:border-left="0.06pt solid #d5d5d5" fo:border-right="0.99pt solid #d5d5d5" fo:border-top="0.06pt solid #d5d5d5"/>
      <style:text-properties style:use-window-font-color="true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Liberation Serif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08-09" table:style-name="ta1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6953" calcext:value-type="float">
            <text:p>26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2276" calcext:value-type="float">
            <text:p>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7394" calcext:value-type="float">
            <text:p>37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0074" calcext:value-type="float">
            <text:p>20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7911" calcext:value-type="float">
            <text:p>17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0902" calcext:value-type="float">
            <text:p>40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4063" calcext:value-type="float">
            <text:p>24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2914" calcext:value-type="float">
            <text:p>12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1400" calcext:value-type="float">
            <text:p>1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2869" calcext:value-type="float">
            <text:p>12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7216" calcext:value-type="float">
            <text:p>17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4658" calcext:value-type="float">
            <text:p>14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8168" calcext:value-type="float">
            <text:p>28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EN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8913" calcext:value-type="float">
            <text:p>18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4137" calcext:value-type="float">
            <text:p>24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HAVRE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3568" calcext:value-type="float">
            <text:p>13568</text:p>
          </table:table-cell>
          <table:table-cell table:number-columns-repeated="4"/>
        </table:table-row>
      </table:table>
      <table:table table:name="09-10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3" table:default-cell-style-name="ce2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Default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50044" calcext:value-type="float">
            <text:p>5004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5766" calcext:value-type="float">
            <text:p>3576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2337" calcext:value-type="float">
            <text:p>1233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7.786748" calcext:value-type="float">
            <text:p>47,786748</text:p>
          </table:table-cell>
          <table:table-cell office:value-type="float" office:value="3.589192" calcext:value-type="float">
            <text:p>3,589192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4940" calcext:value-type="float">
            <text:p>1494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8980" calcext:value-type="float">
            <text:p>189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9267" calcext:value-type="float">
            <text:p>2926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2208" calcext:value-type="float">
            <text:p>1220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893" calcext:value-type="float">
            <text:p>78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.73761" calcext:value-type="float">
            <text:p>43,73761</text:p>
          </table:table-cell>
          <table:table-cell office:value-type="float" office:value="7.421046" calcext:value-type="float">
            <text:p>7,421046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2660" calcext:value-type="float">
            <text:p>2266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122" calcext:value-type="float">
            <text:p>1212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LENS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4196" calcext:value-type="float">
            <text:p>3419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50.432266" calcext:value-type="float">
            <text:p>50,432266</text:p>
          </table:table-cell>
          <table:table-cell office:value-type="float" office:value="2.822495" calcext:value-type="float">
            <text:p>2,822495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6312" calcext:value-type="float">
            <text:p>1631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8.695457" calcext:value-type="float">
            <text:p>48,695457</text:p>
          </table:table-cell>
          <table:table-cell office:value-type="float" office:value="6.210392" calcext:value-type="float">
            <text:p>6,210392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5114" calcext:value-type="float">
            <text:p>3511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228" calcext:value-type="float">
            <text:p>192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9198" calcext:value-type="float">
            <text:p>919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3307" calcext:value-type="float">
            <text:p>1330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6331" calcext:value-type="float">
            <text:p>2633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214" calcext:value-type="float">
            <text:p>9214</text:p>
          </table:table-cell>
          <table:table-cell office:value-type="float" office:value="36.5" calcext:value-type="float">
            <text:p>36,5</text:p>
          </table:table-cell>
          <table:table-cell table:number-columns-repeated="2"/>
          <table:table-cell office:value-type="float" office:value="47.959189" calcext:value-type="float">
            <text:p>47,959189</text:p>
          </table:table-cell>
          <table:table-cell office:value-type="float" office:value="0.223521" calcext:value-type="float">
            <text:p>0,223521</text:p>
          </table:table-cell>
        </table:table-row>
        <table:table-row table:style-name="ro1">
          <table:table-cell office:value-type="string" calcext:value-type="string">
            <text:p>BOULOGNE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133" calcext:value-type="float">
            <text:p>1213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0.723622" calcext:value-type="float">
            <text:p>50,723622</text:p>
          </table:table-cell>
          <table:table-cell office:value-type="float" office:value="1.619621" calcext:value-type="float">
            <text:p>1,619621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3909" calcext:value-type="float">
            <text:p>1390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5.187809" calcext:value-type="float">
            <text:p>45,187809</text:p>
          </table:table-cell>
          <table:table-cell office:value-type="float" office:value="5.741035" calcext:value-type="float">
            <text:p>5,741035</text:p>
          </table:table-cell>
        </table:table-row>
      </table:table>
      <table:table table:name="10-11" table:style-name="ta1">
        <table:table-column table:style-name="co2" table:number-columns-repeated="10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Default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6411" calcext:value-type="float">
            <text:p>1641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51086" calcext:value-type="float">
            <text:p>5108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35482" calcext:value-type="float">
            <text:p>3548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29302" calcext:value-type="float">
            <text:p>2930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2646" calcext:value-type="float">
            <text:p>1264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3397" calcext:value-type="float">
            <text:p>2339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4281" calcext:value-type="float">
            <text:p>2428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9880" calcext:value-type="float">
            <text:p>1988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1295" calcext:value-type="float">
            <text:p>1129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786748" calcext:value-type="float">
            <text:p>47,786748</text:p>
          </table:table-cell>
          <table:table-cell office:value-type="float" office:value="3.589192" calcext:value-type="float">
            <text:p>3,589192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5096" calcext:value-type="float">
            <text:p>2509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5633" calcext:value-type="float">
            <text:p>1563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1663" calcext:value-type="float">
            <text:p>1166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6188" calcext:value-type="float">
            <text:p>1618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.695457" calcext:value-type="float">
            <text:p>48,695457</text:p>
          </table:table-cell>
          <table:table-cell office:value-type="float" office:value="6.210392" calcext:value-type="float">
            <text:p>6,210392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482" calcext:value-type="float">
            <text:p>1648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CAEN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5992" calcext:value-type="float">
            <text:p>1599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9.180364" calcext:value-type="float">
            <text:p>49,180364</text:p>
          </table:table-cell>
          <table:table-cell office:value-type="float" office:value="-0.37286" calcext:value-type="float">
            <text:p>-0,37286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3727" calcext:value-type="float">
            <text:p>13727</text:p>
          </table:table-cell>
          <table:table-cell office:value-type="float" office:value="23.5" calcext:value-type="float">
            <text:p>23,5</text:p>
          </table:table-cell>
          <table:table-cell table:number-columns-repeated="2"/>
          <table:table-cell office:value-type="float" office:value="48.390765" calcext:value-type="float">
            <text:p>48,390765</text:p>
          </table:table-cell>
          <table:table-cell office:value-type="float" office:value="4.443939" calcext:value-type="float">
            <text:p>4,443939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8454" calcext:value-type="float">
            <text:p>845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6912" calcext:value-type="float">
            <text:p>691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43.73761" calcext:value-type="float">
            <text:p>43,73761</text:p>
          </table:table-cell>
          <table:table-cell office:value-type="float" office:value="7.421046" calcext:value-type="float">
            <text:p>7,421046</text:p>
          </table:table-cell>
        </table:table-row>
        <table:table-row table:style-name="ro1">
          <table:table-cell office:value-type="string" calcext:value-type="string">
            <text:p>LENS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31456" calcext:value-type="float">
            <text:p>3145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.432266" calcext:value-type="float">
            <text:p>50,432266</text:p>
          </table:table-cell>
          <table:table-cell office:value-type="float" office:value="2.822495" calcext:value-type="float">
            <text:p>2,822495</text:p>
          </table:table-cell>
        </table:table-row>
        <table:table-row table:style-name="ro1">
          <table:table-cell office:value-type="string" calcext:value-type="string">
            <text:p>ARLES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207" calcext:value-type="float">
            <text:p>920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3.669195" calcext:value-type="float">
            <text:p>43,669195</text:p>
          </table:table-cell>
          <table:table-cell office:value-type="float" office:value="4.633911" calcext:value-type="float">
            <text:p>4,633911</text:p>
          </table:table-cell>
        </table:table-row>
      </table:table>
      <table:table table:name="11-12" table:style-name="ta1">
        <table:table-column table:style-name="co2" table:number-columns-repeated="10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ce3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7699" calcext:value-type="float">
            <text:p>1769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3005" calcext:value-type="float">
            <text:p>4300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6923" calcext:value-type="float">
            <text:p>1692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3346" calcext:value-type="float">
            <text:p>33346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0713" calcext:value-type="float">
            <text:p>2071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0665" calcext:value-type="float">
            <text:p>206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1287" calcext:value-type="float">
            <text:p>2128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1236" calcext:value-type="float">
            <text:p>212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CROIX-SAVOIE/ EVIAN ??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700" calcext:value-type="float">
            <text:p>117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6.399295" calcext:value-type="float">
            <text:p>46,399295</text:p>
          </table:table-cell>
          <table:table-cell office:value-type="string" calcext:value-type="string">
            <text:p>-6.503869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444" calcext:value-type="float">
            <text:p>40444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5331" calcext:value-type="float">
            <text:p>1533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.695457" calcext:value-type="float">
            <text:p>48,695457</text:p>
          </table:table-cell>
          <table:table-cell office:value-type="float" office:value="6.210392" calcext:value-type="float">
            <text:p>6,210392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373" calcext:value-type="float">
            <text:p>1537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9245" calcext:value-type="float">
            <text:p>924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023" calcext:value-type="float">
            <text:p>1402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3588" calcext:value-type="float">
            <text:p>1358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8.390765" calcext:value-type="float">
            <text:p>48,390765</text:p>
          </table:table-cell>
          <table:table-cell office:value-type="float" office:value="4.443939" calcext:value-type="float">
            <text:p>4,443939</text:p>
          </table:table-cell>
        </table:table-row>
        <table:table-row table:style-name="ro1">
          <table:table-cell office:value-type="string" calcext:value-type="string">
            <text:p>AC-AJACCIO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6474" calcext:value-type="float">
            <text:p>647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930836" calcext:value-type="float">
            <text:p>41,930836</text:p>
          </table:table-cell>
          <table:table-cell office:value-type="float" office:value="8.776995" calcext:value-type="float">
            <text:p>8,776995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5539" calcext:value-type="float">
            <text:p>1553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CAEN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5249" calcext:value-type="float">
            <text:p>1524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9.180364" calcext:value-type="float">
            <text:p>49,180364</text:p>
          </table:table-cell>
          <table:table-cell office:value-type="float" office:value="-0.37286" calcext:value-type="float">
            <text:p>-0,37286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3596" calcext:value-type="float">
            <text:p>1359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7.303602" calcext:value-type="float">
            <text:p>47,303602</text:p>
          </table:table-cell>
          <table:table-cell office:value-type="float" office:value="5.038572" calcext:value-type="float">
            <text:p>5,038572</text:p>
          </table:table-cell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2312" calcext:value-type="float">
            <text:p>123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786748" calcext:value-type="float">
            <text:p>47,786748</text:p>
          </table:table-cell>
          <table:table-cell office:value-type="float" office:value="3.589192" calcext:value-type="float">
            <text:p>3,589192</text:p>
          </table:table-cell>
        </table:table-row>
      </table:table>
      <table:table table:name="12-13" table:style-name="ta1">
        <table:table-column table:style-name="co2" table:number-columns-repeated="10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ce3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43235" calcext:value-type="float">
            <text:p>4323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589" calcext:value-type="float">
            <text:p>33589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32044" calcext:value-type="float">
            <text:p>3204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10166" calcext:value-type="float">
            <text:p>1016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971" calcext:value-type="float">
            <text:p>2297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40773" calcext:value-type="float">
            <text:p>407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9410" calcext:value-type="float">
            <text:p>1941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5245" calcext:value-type="float">
            <text:p>1524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7072" calcext:value-type="float">
            <text:p>1707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7752" calcext:value-type="float">
            <text:p>1775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5465" calcext:value-type="float">
            <text:p>1546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BASTIA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4051" calcext:value-type="float">
            <text:p>1405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2.652088" calcext:value-type="float">
            <text:p>42,652088</text:p>
          </table:table-cell>
          <table:table-cell office:value-type="float" office:value="9.44152" calcext:value-type="float">
            <text:p>9,44152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8472" calcext:value-type="float">
            <text:p>184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5576" calcext:value-type="float">
            <text:p>1557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9.24638" calcext:value-type="float">
            <text:p>49,24638</text:p>
          </table:table-cell>
          <table:table-cell office:value-type="float" office:value="4.024962" calcext:value-type="float">
            <text:p>4,024962</text:p>
          </table:table-cell>
        </table:table-row>
        <table:table-row table:style-name="ro1">
          <table:table-cell office:value-type="string" calcext:value-type="string">
            <text:p>AC-AJACCIO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757" calcext:value-type="float">
            <text:p>675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1.930836" calcext:value-type="float">
            <text:p>41,930836</text:p>
          </table:table-cell>
          <table:table-cell office:value-type="float" office:value="8.776995" calcext:value-type="float">
            <text:p>8,776995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3458" calcext:value-type="float">
            <text:p>1345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CROIX-SAVOIE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213" calcext:value-type="float">
            <text:p>102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6.399295" calcext:value-type="float">
            <text:p>46,399295</text:p>
          </table:table-cell>
          <table:table-cell office:value-type="string" calcext:value-type="string">
            <text:p>-6.503869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5602" calcext:value-type="float">
            <text:p>1560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.695457" calcext:value-type="float">
            <text:p>48,695457</text:p>
          </table:table-cell>
          <table:table-cell office:value-type="float" office:value="6.210392" calcext:value-type="float">
            <text:p>6,210392</text:p>
          </table:table-cell>
        </table:table-row>
        <table:table-row table:style-name="ro1">
          <table:table-cell office:value-type="string" calcext:value-type="string">
            <text:p>TROYES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3888" calcext:value-type="float">
            <text:p>1388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8.307545" calcext:value-type="float">
            <text:p>48,307545</text:p>
          </table:table-cell>
          <table:table-cell office:value-type="float" office:value="4.097751" calcext:value-type="float">
            <text:p>4,097751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2169" calcext:value-type="float">
            <text:p>1216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8.390765" calcext:value-type="float">
            <text:p>48,390765</text:p>
          </table:table-cell>
          <table:table-cell office:value-type="float" office:value="4.443939" calcext:value-type="float">
            <text:p>4,443939</text:p>
          </table:table-cell>
        </table:table-row>
      </table:table>
      <table:table table:name="13-14" table:style-name="ta1">
        <table:table-column table:style-name="co2" table:number-columns-repeated="10" table:default-cell-style-name="ce6"/>
        <table:table-row table:style-name="ro1">
          <table:table-cell table:style-name="ce5" office:value-type="string" calcext:value-type="string">
            <text:p>Club 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Joues </text:p>
          </table:table-cell>
          <table:table-cell table:style-name="ce5" office:value-type="string" calcext:value-type="string">
            <text:p>Gagnes</text:p>
          </table:table-cell>
          <table:table-cell table:style-name="ce5" office:value-type="string" calcext:value-type="string">
            <text:p>Nuls</text:p>
          </table:table-cell>
          <table:table-cell table:style-name="ce5" office:value-type="string" calcext:value-type="string">
            <text:p>Perdus</text:p>
          </table:table-cell>
          <table:table-cell table:style-name="ce5" office:value-type="string" calcext:value-type="string">
            <text:p>Buts Pour</text:p>
          </table:table-cell>
          <table:table-cell table:style-name="ce5" office:value-type="string" calcext:value-type="string">
            <text:p>Buts Contre</text:p>
          </table:table-cell>
          <table:table-cell table:style-name="ce7" office:value-type="string" calcext:value-type="string">
            <text:p>Affluence</text:p>
          </table:table-cell>
          <table:table-cell table:style-name="Default" office:value-type="string" calcext:value-type="string">
            <text:p>Budget Club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45420" calcext:value-type="float">
            <text:p>454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8906" calcext:value-type="float">
            <text:p>89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662" calcext:value-type="float">
            <text:p>386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30595" calcext:value-type="float">
            <text:p>305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4414" calcext:value-type="float">
            <text:p>344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8129" calcext:value-type="float">
            <text:p>381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8833" calcext:value-type="float">
            <text:p>188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8169" calcext:value-type="float">
            <text:p>28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5160" calcext:value-type="float">
            <text:p>151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4993" calcext:value-type="float">
            <text:p>149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15558" calcext:value-type="float">
            <text:p>155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9523" calcext:value-type="float">
            <text:p>195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ASTIA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3647" calcext:value-type="float">
            <text:p>136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ROIX-SAVOI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0919" calcext:value-type="float">
            <text:p>109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4679" calcext:value-type="float">
            <text:p>146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UINGAM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5001" calcext:value-type="float">
            <text:p>150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4186" calcext:value-type="float">
            <text:p>241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4388" calcext:value-type="float">
            <text:p>143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4364" calcext:value-type="float">
            <text:p>143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-AJACCIO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6297" calcext:value-type="float">
            <text:p>6297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4:46:49.0046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08:33.742949000</meta:creation-date>
    <dc:date>2015-03-13T14:48:17.931161000</dc:date>
    <meta:editing-duration>PT1H40M38S</meta:editing-duration>
    <meta:editing-cycles>70</meta:editing-cycles>
    <meta:generator>LibreOffice/4.3.5.2$MacOSX_X86_64 LibreOffice_project/3a87456aaa6a95c63eea1c1b3201acedf0751bd5</meta:generator>
    <meta:document-statistic meta:table-count="6" meta:cell-count="1415" meta:object-count="0"/>
  </office:meta>
</office:document-meta>
</file>